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 style:data-style-name="N60">
      <style:text-properties style:text-position="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60"/>
    <style:style style:name="ce8" style:family="table-cell" style:parent-style-name="Default" style:data-style-name="N2"/>
    <style:style style:name="ce9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>
            <text:p>Amorphous Solar Module Model. Voltage and power output vs current at given solar irradiance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Kaneka GEB 60W module</text:p>
          </table:table-cell>
          <table:table-cell table:number-columns-repeated="6"/>
          <table:table-cell>
            <draw:frame table:end-cell-address="Sheet1.R42" table:end-x="0.692cm" table:end-y="0.113cm" draw:z-index="0" draw:style-name="gr1" svg:width="23.173cm" svg:height="18.061cm" svg:x="0.107cm" svg:y="0.116cm">
              <draw:object draw:notify-on-update-of-ranges="Sheet1.E5:Sheet1.E33 Sheet1.F5:Sheet1.F33 Sheet1.E5:Sheet1.E33 Sheet1.G5:Sheet1.G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VT</text:p>
          </table:table-cell>
          <table:table-cell table:formula="of:=0.026*[.$B$14]" office:value-type="float" office:value="17.5658833211312" calcext:value-type="float">
            <text:p>1.76E+0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91.8" calcext:value-type="float">
            <text:p>9.18E+001</text:p>
          </table:table-cell>
          <table:table-cell office:value-type="string" calcext:value-type="string">
            <text:p>O/C volt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$5]-[.E5]*[.$B$12]+[.$B$4]*LN(1-[.E5]/[.$B$6])" office:value-type="float" office:value="91.8" calcext:value-type="float">
            <text:p>91.8</text:p>
          </table:table-cell>
          <table:table-cell table:formula="of:=[.E5]*[.F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c</text:p>
          </table:table-cell>
          <table:table-cell office:value-type="float" office:value="1.19" calcext:value-type="float">
            <text:p>1.19E+000</text:p>
          </table:table-cell>
          <table:table-cell office:value-type="string" calcext:value-type="string">
            <text:p>S/C current</text:p>
          </table:table-cell>
          <table:table-cell table:formula="of:=[.D5]+1" office:value-type="float" office:value="1" calcext:value-type="float">
            <text:p>1</text:p>
          </table:table-cell>
          <table:table-cell table:formula="of:=[.$B$6]/20*[.D6]" office:value-type="float" office:value="0.0595" calcext:value-type="float">
            <text:p>0.06</text:p>
          </table:table-cell>
          <table:table-cell table:formula="of:=[.$B$5]-[.E6]*[.$B$12]+[.$B$4]*LN(1-[.E6]/[.$B$6])" office:value-type="float" office:value="90.8989879756319" calcext:value-type="float">
            <text:p>90.9</text:p>
          </table:table-cell>
          <table:table-cell table:formula="of:=[.E6]*[.F6]" office:value-type="float" office:value="5.408489784550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67" calcext:value-type="float">
            <text:p>6.70E+001</text:p>
          </table:table-cell>
          <table:table-cell office:value-type="string" calcext:value-type="string">
            <text:p>Max P voltage</text:p>
          </table:table-cell>
          <table:table-cell table:formula="of:=[.D6]+1" office:value-type="float" office:value="2" calcext:value-type="float">
            <text:p>2</text:p>
          </table:table-cell>
          <table:table-cell table:formula="of:=[.$B$6]/20*[.D7]" office:value-type="float" office:value="0.119" calcext:value-type="float">
            <text:p>0.12</text:p>
          </table:table-cell>
          <table:table-cell table:formula="of:=[.$B$5]-[.E7]*[.$B$12]+[.$B$4]*LN(1-[.E7]/[.$B$6])" office:value-type="float" office:value="89.9492494753004" calcext:value-type="float">
            <text:p>89.95</text:p>
          </table:table-cell>
          <table:table-cell table:formula="of:=[.E7]*[.F7]" office:value-type="float" office:value="10.703960687560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0.9" calcext:value-type="float">
            <text:p>9.00E-001</text:p>
          </table:table-cell>
          <table:table-cell office:value-type="string" calcext:value-type="string">
            <text:p>Max P current</text:p>
          </table:table-cell>
          <table:table-cell table:formula="of:=[.D7]+1" office:value-type="float" office:value="3" calcext:value-type="float">
            <text:p>3</text:p>
          </table:table-cell>
          <table:table-cell table:formula="of:=[.$B$6]/20*[.D8]" office:value-type="float" office:value="0.1785" calcext:value-type="float">
            <text:p>0.18</text:p>
          </table:table-cell>
          <table:table-cell table:formula="of:=[.$B$5]-[.E8]*[.$B$12]+[.$B$4]*LN(1-[.E8]/[.$B$6])" office:value-type="float" office:value="88.9452114469669" calcext:value-type="float">
            <text:p>88.95</text:p>
          </table:table-cell>
          <table:table-cell table:formula="of:=[.E8]*[.F8]" office:value-type="float" office:value="15.8767202432836" calcext:value-type="float">
            <text:p>15.88</text:p>
          </table:table-cell>
          <table:table-cell/>
        </table:table-row>
        <table:table-row table:style-name="ro1">
          <table:table-cell table:number-columns-repeated="3"/>
          <table:table-cell table:formula="of:=[.D8]+1" office:value-type="float" office:value="4" calcext:value-type="float">
            <text:p>4</text:p>
          </table:table-cell>
          <table:table-cell table:formula="of:=[.$B$6]/20*[.D9]" office:value-type="float" office:value="0.238" calcext:value-type="float">
            <text:p>0.24</text:p>
          </table:table-cell>
          <table:table-cell table:formula="of:=[.$B$5]-[.E9]*[.$B$12]+[.$B$4]*LN(1-[.E9]/[.$B$6])" office:value-type="float" office:value="87.8802864137517" calcext:value-type="float">
            <text:p>87.88</text:p>
          </table:table-cell>
          <table:table-cell table:formula="of:=[.E9]*[.F9]" office:value-type="float" office:value="20.9155081664729" calcext:value-type="float">
            <text:p>20.92</text:p>
          </table:table-cell>
          <table:table-cell/>
        </table:table-row>
        <table:table-row table:style-name="ro1">
          <table:table-cell office:value-type="string" calcext:value-type="string">
            <text:p>VK</text:p>
          </table:table-cell>
          <table:table-cell table:formula="of:=([.B7]-[.B5])/LN(1-[.B8]/[.B6])" office:value-type="float" office:value="17.5658833211312" calcext:value-type="float">
            <text:p>1.76E+001</text:p>
          </table:table-cell>
          <table:table-cell office:value-type="string" calcext:value-type="string">
            <text:p>Fitted VT</text:p>
          </table:table-cell>
          <table:table-cell table:formula="of:=[.D9]+1" office:value-type="float" office:value="5" calcext:value-type="float">
            <text:p>5</text:p>
          </table:table-cell>
          <table:table-cell table:formula="of:=[.$B$6]/20*[.D10]" office:value-type="float" office:value="0.2975" calcext:value-type="float">
            <text:p>0.3</text:p>
          </table:table-cell>
          <table:table-cell table:formula="of:=[.$B$5]-[.E10]*[.$B$12]+[.$B$4]*LN(1-[.E10]/[.$B$6])" office:value-type="float" office:value="86.7466102817308" calcext:value-type="float">
            <text:p>86.75</text:p>
          </table:table-cell>
          <table:table-cell table:formula="of:=[.E10]*[.F10]" office:value-type="float" office:value="25.8071165588149" calcext:value-type="float">
            <text:p>25.81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table:formula="of:=[.B6]/(EXP([.B5]/[.B10])-1)" office:value-type="float" office:value="0.00643053897844632" calcext:value-type="float">
            <text:p>6.43E-003</text:p>
          </table:table-cell>
          <table:table-cell office:value-type="string" calcext:value-type="string">
            <text:p>Rev Bias Current</text:p>
          </table:table-cell>
          <table:table-cell table:formula="of:=[.D10]+1" office:value-type="float" office:value="6" calcext:value-type="float">
            <text:p>6</text:p>
          </table:table-cell>
          <table:table-cell table:formula="of:=[.$B$6]/20*[.D11]" office:value-type="float" office:value="0.357" calcext:value-type="float">
            <text:p>0.36</text:p>
          </table:table-cell>
          <table:table-cell table:formula="of:=[.$B$5]-[.E11]*[.$B$12]+[.$B$4]*LN(1-[.E11]/[.$B$6])" office:value-type="float" office:value="85.5346895512012" calcext:value-type="float">
            <text:p>85.53</text:p>
          </table:table-cell>
          <table:table-cell table:formula="of:=[.E11]*[.F11]" office:value-type="float" office:value="30.5358841697788" calcext:value-type="float">
            <text:p>30.5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.00E+000</text:p>
          </table:table-cell>
          <table:table-cell office:value-type="string" calcext:value-type="string">
            <text:p>Series R</text:p>
          </table:table-cell>
          <table:table-cell table:formula="of:=[.D11]+1" office:value-type="float" office:value="7" calcext:value-type="float">
            <text:p>7</text:p>
          </table:table-cell>
          <table:table-cell table:formula="of:=[.$B$6]/20*[.D12]" office:value-type="float" office:value="0.4165" calcext:value-type="float">
            <text:p>0.42</text:p>
          </table:table-cell>
          <table:table-cell table:formula="of:=[.$B$5]-[.E12]*[.$B$12]+[.$B$4]*LN(1-[.E12]/[.$B$6])" office:value-type="float" office:value="84.2329175591833" calcext:value-type="float">
            <text:p>84.23</text:p>
          </table:table-cell>
          <table:table-cell table:formula="of:=[.E12]*[.F12]" office:value-type="float" office:value="35.0830101633998" calcext:value-type="float">
            <text:p>35.08</text:p>
          </table:table-cell>
          <table:table-cell/>
        </table:table-row>
        <table:table-row table:style-name="ro1">
          <table:table-cell table:number-columns-repeated="3"/>
          <table:table-cell table:formula="of:=[.D12]+1" office:value-type="float" office:value="8" calcext:value-type="float">
            <text:p>8</text:p>
          </table:table-cell>
          <table:table-cell table:formula="of:=[.$B$6]/20*[.D13]" office:value-type="float" office:value="0.476" calcext:value-type="float">
            <text:p>0.48</text:p>
          </table:table-cell>
          <table:table-cell table:formula="of:=[.$B$5]-[.E13]*[.$B$12]+[.$B$4]*LN(1-[.E13]/[.$B$6])" office:value-type="float" office:value="82.8268966954825" calcext:value-type="float">
            <text:p>82.83</text:p>
          </table:table-cell>
          <table:table-cell table:formula="of:=[.E13]*[.F13]" office:value-type="float" office:value="39.4256028270497" calcext:value-type="float">
            <text:p>39.43</text:p>
          </table:table-cell>
          <table:table-cell/>
        </table:table-row>
        <table:table-row table:style-name="ro1">
          <table:table-cell/>
          <table:table-cell table:formula="of:=[.B10]/0.026" office:value-type="float" office:value="675.610896966583" calcext:value-type="float">
            <text:p>6.76E+002</text:p>
          </table:table-cell>
          <table:table-cell/>
          <table:table-cell table:formula="of:=[.D13]+1" office:value-type="float" office:value="9" calcext:value-type="float">
            <text:p>9</text:p>
          </table:table-cell>
          <table:table-cell table:formula="of:=[.$B$6]/20*[.D14]" office:value-type="float" office:value="0.5355" calcext:value-type="float">
            <text:p>0.54</text:p>
          </table:table-cell>
          <table:table-cell table:formula="of:=[.$B$5]-[.E14]*[.$B$12]+[.$B$4]*LN(1-[.E14]/[.$B$6])" office:value-type="float" office:value="81.2984649996718" calcext:value-type="float">
            <text:p>81.3</text:p>
          </table:table-cell>
          <table:table-cell table:formula="of:=[.E14]*[.F14]" office:value-type="float" office:value="43.5353280073242" calcext:value-type="float">
            <text:p>43.54</text:p>
          </table:table-cell>
          <table:table-cell/>
        </table:table-row>
        <table:table-row table:style-name="ro1">
          <table:table-cell table:number-columns-repeated="3"/>
          <table:table-cell table:formula="of:=[.D14]+1" office:value-type="float" office:value="10" calcext:value-type="float">
            <text:p>10</text:p>
          </table:table-cell>
          <table:table-cell table:formula="of:=[.$B$6]/20*[.D15]" office:value-type="float" office:value="0.595" calcext:value-type="float">
            <text:p>0.6</text:p>
          </table:table-cell>
          <table:table-cell table:formula="of:=[.$B$5]-[.E15]*[.$B$12]+[.$B$4]*LN(1-[.E15]/[.$B$6])" office:value-type="float" office:value="79.6242575019129" calcext:value-type="float">
            <text:p>79.62</text:p>
          </table:table-cell>
          <table:table-cell table:formula="of:=[.E15]*[.F15]" office:value-type="float" office:value="47.3764332136382" calcext:value-type="float">
            <text:p>47.38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11" calcext:value-type="float">
            <text:p>11</text:p>
          </table:table-cell>
          <table:table-cell table:formula="of:=[.$B$6]/20*[.D16]" office:value-type="float" office:value="0.6545" calcext:value-type="float">
            <text:p>0.65</text:p>
          </table:table-cell>
          <table:table-cell table:formula="of:=[.$B$5]-[.E16]*[.$B$12]+[.$B$4]*LN(1-[.E16]/[.$B$6])" office:value-type="float" office:value="77.7735069772133" calcext:value-type="float">
            <text:p>77.77</text:p>
          </table:table-cell>
          <table:table-cell table:formula="of:=[.E16]*[.F16]" office:value-type="float" office:value="50.9027603165861" calcext:value-type="float">
            <text:p>50.9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12" calcext:value-type="float">
            <text:p>12</text:p>
          </table:table-cell>
          <table:table-cell table:formula="of:=[.$B$6]/20*[.D17]" office:value-type="float" office:value="0.714" calcext:value-type="float">
            <text:p>0.71</text:p>
          </table:table-cell>
          <table:table-cell table:formula="of:=[.$B$5]-[.E17]*[.$B$12]+[.$B$4]*LN(1-[.E17]/[.$B$6])" office:value-type="float" office:value="75.7045439156647" calcext:value-type="float">
            <text:p>75.7</text:p>
          </table:table-cell>
          <table:table-cell table:formula="of:=[.E17]*[.F17]" office:value-type="float" office:value="54.0530443557846" calcext:value-type="float">
            <text:p>54.05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13" calcext:value-type="float">
            <text:p>13</text:p>
          </table:table-cell>
          <table:table-cell table:formula="of:=[.$B$6]/20*[.D18]" office:value-type="float" office:value="0.7735" calcext:value-type="float">
            <text:p>0.77</text:p>
          </table:table-cell>
          <table:table-cell table:formula="of:=[.$B$5]-[.E18]*[.$B$12]+[.$B$4]*LN(1-[.E18]/[.$B$6])" office:value-type="float" office:value="73.3589470531142" calcext:value-type="float">
            <text:p>73.36</text:p>
          </table:table-cell>
          <table:table-cell table:formula="of:=[.E18]*[.F18]" office:value-type="float" office:value="56.7431455455838" calcext:value-type="float">
            <text:p>56.74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14" calcext:value-type="float">
            <text:p>14</text:p>
          </table:table-cell>
          <table:table-cell table:formula="of:=[.$B$6]/20*[.D19]" office:value-type="float" office:value="0.833" calcext:value-type="float">
            <text:p>0.83</text:p>
          </table:table-cell>
          <table:table-cell table:formula="of:=[.$B$5]-[.E19]*[.$B$12]+[.$B$4]*LN(1-[.E19]/[.$B$6])" office:value-type="float" office:value="70.6511541973955" calcext:value-type="float">
            <text:p>70.65</text:p>
          </table:table-cell>
          <table:table-cell table:formula="of:=[.E19]*[.F19]" office:value-type="float" office:value="58.8524114464304" calcext:value-type="float">
            <text:p>58.85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15" calcext:value-type="float">
            <text:p>15</text:p>
          </table:table-cell>
          <table:table-cell table:formula="of:=[.$B$6]/20*[.D20]" office:value-type="float" office:value="0.8925" calcext:value-type="float">
            <text:p>0.89</text:p>
          </table:table-cell>
          <table:table-cell table:formula="of:=[.$B$5]-[.E20]*[.$B$12]+[.$B$4]*LN(1-[.E20]/[.$B$6])" office:value-type="float" office:value="67.4485150038259" calcext:value-type="float">
            <text:p>67.45</text:p>
          </table:table-cell>
          <table:table-cell table:formula="of:=[.E20]*[.F20]" office:value-type="float" office:value="60.1977996409146" calcext:value-type="float">
            <text:p>60.2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16" calcext:value-type="float">
            <text:p>16</text:p>
          </table:table-cell>
          <table:table-cell table:formula="of:=[.$B$6]/20*[.D21]" office:value-type="float" office:value="0.952" calcext:value-type="float">
            <text:p>0.95</text:p>
          </table:table-cell>
          <table:table-cell table:formula="of:=[.$B$5]-[.E21]*[.$B$12]+[.$B$4]*LN(1-[.E21]/[.$B$6])" office:value-type="float" office:value="63.5288014175776" calcext:value-type="float">
            <text:p>63.53</text:p>
          </table:table-cell>
          <table:table-cell table:formula="of:=[.E21]*[.F21]" office:value-type="float" office:value="60.4794189495339" calcext:value-type="float">
            <text:p>60.48</text:p>
          </table:table-cell>
          <table:table-cell/>
        </table:table-row>
        <table:table-row table:style-name="ro1">
          <table:table-cell table:number-columns-repeated="3"/>
          <table:table-cell table:formula="of:=[.D21]+1" office:value-type="float" office:value="17" calcext:value-type="float">
            <text:p>17</text:p>
          </table:table-cell>
          <table:table-cell table:formula="of:=[.$B$6]/20*[.D22]" office:value-type="float" office:value="1.0115" calcext:value-type="float">
            <text:p>1.01</text:p>
          </table:table-cell>
          <table:table-cell table:formula="of:=[.$B$5]-[.E22]*[.$B$12]+[.$B$4]*LN(1-[.E22]/[.$B$6])" office:value-type="float" office:value="58.4754116993084" calcext:value-type="float">
            <text:p>58.48</text:p>
          </table:table-cell>
          <table:table-cell table:formula="of:=[.E22]*[.F22]" office:value-type="float" office:value="59.1478789338505" calcext:value-type="float">
            <text:p>59.15</text:p>
          </table:table-cell>
          <table:table-cell/>
        </table:table-row>
        <table:table-row table:style-name="ro1">
          <table:table-cell table:number-columns-repeated="3"/>
          <table:table-cell table:formula="of:=[.D22]+1" office:value-type="float" office:value="18" calcext:value-type="float">
            <text:p>18</text:p>
          </table:table-cell>
          <table:table-cell table:formula="of:=[.$B$6]/20*[.D23]" office:value-type="float" office:value="1.071" calcext:value-type="float">
            <text:p>1.07</text:p>
          </table:table-cell>
          <table:table-cell table:formula="of:=[.$B$5]-[.E23]*[.$B$12]+[.$B$4]*LN(1-[.E23]/[.$B$6])" office:value-type="float" office:value="51.3530589194906" calcext:value-type="float">
            <text:p>51.35</text:p>
          </table:table-cell>
          <table:table-cell table:formula="of:=[.E23]*[.F23]" office:value-type="float" office:value="54.9991261027744" calcext:value-type="float">
            <text:p>55</text:p>
          </table:table-cell>
          <table:table-cell/>
        </table:table-row>
        <table:table-row table:style-name="ro1">
          <table:table-cell table:number-columns-repeated="3"/>
          <table:table-cell table:formula="of:=[.D23]+1" office:value-type="float" office:value="19" calcext:value-type="float">
            <text:p>19</text:p>
          </table:table-cell>
          <table:table-cell table:formula="of:=[.$B$6]/20*[.D24]" office:value-type="float" office:value="1.1305" calcext:value-type="float">
            <text:p>1.13</text:p>
          </table:table-cell>
          <table:table-cell table:formula="of:=[.$B$5]-[.E24]*[.$B$12]+[.$B$4]*LN(1-[.E24]/[.$B$6])" office:value-type="float" office:value="39.1773164214035" calcext:value-type="float">
            <text:p>39.18</text:p>
          </table:table-cell>
          <table:table-cell table:formula="of:=[.E24]*[.F24]" office:value-type="float" office:value="44.2899562143966" calcext:value-type="float">
            <text:p>44.29</text:p>
          </table:table-cell>
          <table:table-cell/>
        </table:table-row>
        <table:table-row table:style-name="ro1">
          <table:table-cell table:number-columns-repeated="3"/>
          <table:table-cell table:formula="of:=[.D24]+0.1" office:value-type="float" office:value="19.1" calcext:value-type="float">
            <text:p>19.1</text:p>
          </table:table-cell>
          <table:table-cell table:formula="of:=[.$B$6]/20*[.D25]" office:value-type="float" office:value="1.13645" calcext:value-type="float">
            <text:p>1.14</text:p>
          </table:table-cell>
          <table:table-cell table:formula="of:=[.$B$5]-[.E25]*[.$B$12]+[.$B$4]*LN(1-[.E25]/[.$B$6])" office:value-type="float" office:value="37.3265658967039" calcext:value-type="float">
            <text:p>37.33</text:p>
          </table:table-cell>
          <table:table-cell table:formula="of:=[.E25]*[.F25]" office:value-type="float" office:value="42.4197758133092" calcext:value-type="float">
            <text:p>42.42</text:p>
          </table:table-cell>
          <table:table-cell/>
        </table:table-row>
        <table:table-row table:style-name="ro1">
          <table:table-cell table:number-columns-repeated="3"/>
          <table:table-cell table:formula="of:=[.D25]+0.1" office:value-type="float" office:value="19.2" calcext:value-type="float">
            <text:p>19.2</text:p>
          </table:table-cell>
          <table:table-cell table:formula="of:=[.$B$6]/20*[.D26]" office:value-type="float" office:value="1.1424" calcext:value-type="float">
            <text:p>1.14</text:p>
          </table:table-cell>
          <table:table-cell table:formula="of:=[.$B$5]-[.E26]*[.$B$12]+[.$B$4]*LN(1-[.E26]/[.$B$6])" office:value-type="float" office:value="35.2576028351552" calcext:value-type="float">
            <text:p>35.26</text:p>
          </table:table-cell>
          <table:table-cell table:formula="of:=[.E26]*[.F26]" office:value-type="float" office:value="40.2782854788813" calcext:value-type="float">
            <text:p>40.28</text:p>
          </table:table-cell>
          <table:table-cell/>
        </table:table-row>
        <table:table-row table:style-name="ro1">
          <table:table-cell table:number-columns-repeated="3"/>
          <table:table-cell table:formula="of:=[.D26]+0.1" office:value-type="float" office:value="19.3" calcext:value-type="float">
            <text:p>19.3</text:p>
          </table:table-cell>
          <table:table-cell table:formula="of:=[.$B$6]/20*[.D27]" office:value-type="float" office:value="1.14835" calcext:value-type="float">
            <text:p>1.15</text:p>
          </table:table-cell>
          <table:table-cell table:formula="of:=[.$B$5]-[.E27]*[.$B$12]+[.$B$4]*LN(1-[.E27]/[.$B$6])" office:value-type="float" office:value="32.9120059726046" calcext:value-type="float">
            <text:p>32.91</text:p>
          </table:table-cell>
          <table:table-cell table:formula="of:=[.E27]*[.F27]" office:value-type="float" office:value="37.7945020586405" calcext:value-type="float">
            <text:p>37.79</text:p>
          </table:table-cell>
          <table:table-cell/>
        </table:table-row>
        <table:table-row table:style-name="ro1">
          <table:table-cell table:number-columns-repeated="3"/>
          <table:table-cell table:formula="of:=[.D27]+0.1" office:value-type="float" office:value="19.4" calcext:value-type="float">
            <text:p>19.4</text:p>
          </table:table-cell>
          <table:table-cell table:formula="of:=[.$B$6]/20*[.D28]" office:value-type="float" office:value="1.1543" calcext:value-type="float">
            <text:p>1.15</text:p>
          </table:table-cell>
          <table:table-cell table:formula="of:=[.$B$5]-[.E28]*[.$B$12]+[.$B$4]*LN(1-[.E28]/[.$B$6])" office:value-type="float" office:value="30.2042131168859" calcext:value-type="float">
            <text:p>30.2</text:p>
          </table:table-cell>
          <table:table-cell table:formula="of:=[.E28]*[.F28]" office:value-type="float" office:value="34.8647232008214" calcext:value-type="float">
            <text:p>34.86</text:p>
          </table:table-cell>
          <table:table-cell/>
        </table:table-row>
        <table:table-row table:style-name="ro1">
          <table:table-cell table:number-columns-repeated="3"/>
          <table:table-cell table:formula="of:=[.D28]+0.1" office:value-type="float" office:value="19.5" calcext:value-type="float">
            <text:p>19.5</text:p>
          </table:table-cell>
          <table:table-cell table:formula="of:=[.$B$6]/20*[.D29]" office:value-type="float" office:value="1.16025" calcext:value-type="float">
            <text:p>1.16</text:p>
          </table:table-cell>
          <table:table-cell table:formula="of:=[.$B$5]-[.E29]*[.$B$12]+[.$B$4]*LN(1-[.E29]/[.$B$6])" office:value-type="float" office:value="27.0015739233161" calcext:value-type="float">
            <text:p>27</text:p>
          </table:table-cell>
          <table:table-cell table:formula="of:=[.E29]*[.F29]" office:value-type="float" office:value="31.3285761445276" calcext:value-type="float">
            <text:p>31.33</text:p>
          </table:table-cell>
          <table:table-cell/>
        </table:table-row>
        <table:table-row table:style-name="ro1">
          <table:table-cell table:number-columns-repeated="3"/>
          <table:table-cell table:formula="of:=[.D29]+0.1" office:value-type="float" office:value="19.6" calcext:value-type="float">
            <text:p>19.6</text:p>
          </table:table-cell>
          <table:table-cell table:formula="of:=[.$B$6]/20*[.D30]" office:value-type="float" office:value="1.1662" calcext:value-type="float">
            <text:p>1.17</text:p>
          </table:table-cell>
          <table:table-cell table:formula="of:=[.$B$5]-[.E30]*[.$B$12]+[.$B$4]*LN(1-[.E30]/[.$B$6])" office:value-type="float" office:value="23.0818603370679" calcext:value-type="float">
            <text:p>23.08</text:p>
          </table:table-cell>
          <table:table-cell table:formula="of:=[.E30]*[.F30]" office:value-type="float" office:value="26.9180655250886" calcext:value-type="float">
            <text:p>26.92</text:p>
          </table:table-cell>
          <table:table-cell/>
        </table:table-row>
        <table:table-row table:style-name="ro1">
          <table:table-cell table:number-columns-repeated="3"/>
          <table:table-cell table:formula="of:=[.D30]+0.1" office:value-type="float" office:value="19.7" calcext:value-type="float">
            <text:p>19.7</text:p>
          </table:table-cell>
          <table:table-cell table:formula="of:=[.$B$6]/20*[.D31]" office:value-type="float" office:value="1.17215" calcext:value-type="float">
            <text:p>1.17</text:p>
          </table:table-cell>
          <table:table-cell table:formula="of:=[.$B$5]-[.E31]*[.$B$12]+[.$B$4]*LN(1-[.E31]/[.$B$6])" office:value-type="float" office:value="18.0284706187985" calcext:value-type="float">
            <text:p>18.03</text:p>
          </table:table-cell>
          <table:table-cell table:formula="of:=[.E31]*[.F31]" office:value-type="float" office:value="21.1320718358246" calcext:value-type="float">
            <text:p>21.13</text:p>
          </table:table-cell>
          <table:table-cell/>
        </table:table-row>
        <table:table-row table:style-name="ro1">
          <table:table-cell table:number-columns-repeated="3"/>
          <table:table-cell table:formula="of:=[.D31]+0.1" office:value-type="float" office:value="19.8" calcext:value-type="float">
            <text:p>19.8</text:p>
          </table:table-cell>
          <table:table-cell table:formula="of:=[.$B$6]/20*[.D32]" office:value-type="float" office:value="1.1781" calcext:value-type="float">
            <text:p>1.18</text:p>
          </table:table-cell>
          <table:table-cell table:formula="of:=[.$B$5]-[.E32]*[.$B$12]+[.$B$4]*LN(1-[.E32]/[.$B$6])" office:value-type="float" office:value="10.9061178389802" calcext:value-type="float">
            <text:p>10.91</text:p>
          </table:table-cell>
          <table:table-cell table:formula="of:=[.E32]*[.F32]" office:value-type="float" office:value="12.8484974261025" calcext:value-type="float">
            <text:p>12.85</text:p>
          </table:table-cell>
          <table:table-cell/>
        </table:table-row>
        <table:table-row table:style-name="ro1">
          <table:table-cell table:number-columns-repeated="3"/>
          <table:table-cell table:formula="of:=[.D32]+0.1" office:value-type="float" office:value="19.9" calcext:value-type="float">
            <text:p>19.9</text:p>
          </table:table-cell>
          <table:table-cell table:style-name="ce8" table:formula="of:=[.$B$6]"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table:formula="of:=[.E33]*[.F33]" office:value-type="float" office:value="0" calcext:value-type="float">
            <text:p>0</text:p>
          </table:table-cell>
          <table:table-cell/>
        </table:table-row>
        <table:table-row table:style-name="ro1" table:number-rows-repeated="6550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Solar Module Model</text:p>
          </table:table-cell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IsR-V0)/VT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style-name="ce2" office:value-type="float" office:value="0.026" calcext:value-type="float">
            <text:p>2.60E-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3]-[.E2]*[.$B$10]+[.$B$2]*LN(1-[.E2]/[.$B$4])" office:value-type="float" office:value="91.8" calcext:value-type="float">
            <text:p>91.8</text:p>
          </table:table-cell>
          <table:table-cell table:formula="of:=[.E2]*[.F2]" office:value-type="float" office:value="0" calcext:value-type="float">
            <text:p>0</text:p>
          </table:table-cell>
          <table:table-cell/>
          <table:table-cell table:formula="of:=[.$B$6]*(1+0.026/[.$B$5])" office:value-type="float" office:value="0.900349253731343" calcext:value-type="float">
            <text:p>0.9</text:p>
          </table:table-cell>
          <table:table-cell table:formula="of:=[.$B$5]/[.$B$6]-0.026/([.$B$4]-[.$B$6])" office:value-type="float" office:value="74.3547892720306" calcext:value-type="float">
            <text:p>74.35</text:p>
          </table:table-cell>
          <table:table-cell table:formula="of:=([.$B$4]*[.J2]-[.$B$3])/0.026" office:value-type="float" office:value="-127.607721780136" calcext:value-type="float">
            <text:p>-127.61</text:p>
          </table:table-cell>
        </table:table-row>
        <table:table-row table:style-name="ro1">
          <table:table-cell office:value-type="string" calcext:value-type="string">
            <text:p>Voc</text:p>
          </table:table-cell>
          <table:table-cell table:style-name="ce2" office:value-type="float" office:value="91.8" calcext:value-type="float">
            <text:p>9.18E+001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$B$4]/20*[.D3]" office:value-type="float" office:value="0.0595" calcext:value-type="float">
            <text:p>0.06</text:p>
          </table:table-cell>
          <table:table-cell table:formula="of:=[.$B$3]-[.E3]*[.$B$10]+[.$B$2]*LN(1-[.E3]/[.$B$4])" office:value-type="float" office:value="87.3745564126601" calcext:value-type="float">
            <text:p>87.37</text:p>
          </table:table-cell>
          <table:table-cell table:formula="of:=[.E3]*[.F3]" office:value-type="float" office:value="5.19878610655328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c</text:p>
          </table:table-cell>
          <table:table-cell table:style-name="ce2" office:value-type="float" office:value="1.19" calcext:value-type="float">
            <text:p>1.19E+000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$B$4]/20*[.D4]" office:value-type="float" office:value="0.119" calcext:value-type="float">
            <text:p>0.12</text:p>
          </table:table-cell>
          <table:table-cell table:formula="of:=[.$B$3]-[.E4]*[.$B$10]+[.$B$2]*LN(1-[.E4]/[.$B$4])" office:value-type="float" office:value="82.9490407032212" calcext:value-type="float">
            <text:p>82.95</text:p>
          </table:table-cell>
          <table:table-cell table:formula="of:=[.E4]*[.F4]" office:value-type="float" office:value="9.87093584368333" calcext:value-type="float">
            <text:p>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</text:p>
          </table:table-cell>
          <table:table-cell table:style-name="ce2" office:value-type="float" office:value="67" calcext:value-type="float">
            <text:p>6.70E+001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$B$4]/20*[.D5]" office:value-type="float" office:value="0.1785" calcext:value-type="float">
            <text:p>0.18</text:p>
          </table:table-cell>
          <table:table-cell table:formula="of:=[.$B$3]-[.E5]*[.$B$10]+[.$B$2]*LN(1-[.E5]/[.$B$4])" office:value-type="float" office:value="78.5234446227756" calcext:value-type="float">
            <text:p>78.52</text:p>
          </table:table-cell>
          <table:table-cell table:formula="of:=[.E5]*[.F5]" office:value-type="float" office:value="14.0164348651654" calcext:value-type="float">
            <text:p>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style-name="ce2" office:value-type="float" office:value="0.9" calcext:value-type="float">
            <text:p>9.00E-001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$B$4]/20*[.D6]" office:value-type="float" office:value="0.238" calcext:value-type="float">
            <text:p>0.24</text:p>
          </table:table-cell>
          <table:table-cell table:formula="of:=[.$B$3]-[.E6]*[.$B$10]+[.$B$2]*LN(1-[.E6]/[.$B$4])" office:value-type="float" office:value="74.0977584209225" calcext:value-type="float">
            <text:p>74.1</text:p>
          </table:table-cell>
          <table:table-cell table:formula="of:=[.E6]*[.F6]" office:value-type="float" office:value="17.6352665041796" calcext:value-type="float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6]+1" office:value-type="float" office:value="5" calcext:value-type="float">
            <text:p>5</text:p>
          </table:table-cell>
          <table:table-cell table:formula="of:=[.$B$4]/20*[.D7]" office:value-type="float" office:value="0.2975" calcext:value-type="float">
            <text:p>0.3</text:p>
          </table:table-cell>
          <table:table-cell table:formula="of:=[.$B$3]-[.E7]*[.$B$10]+[.$B$2]*LN(1-[.E7]/[.$B$4])" office:value-type="float" office:value="69.6719704576871" calcext:value-type="float">
            <text:p>69.67</text:p>
          </table:table-cell>
          <table:table-cell table:formula="of:=[.E7]*[.F7]" office:value-type="float" office:value="20.7274112111619" calcext:value-type="float">
            <text:p>2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K</text:p>
          </table:table-cell>
          <table:table-cell table:style-name="ce2" table:formula="of:=([.B5]-[.B3])/LN(1-[.B6]/[.B4])" office:value-type="float" office:value="17.5658833211312" calcext:value-type="float">
            <text:p>1.76E+001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[.$B$4]/20*[.D8]" office:value-type="float" office:value="0.357" calcext:value-type="float">
            <text:p>0.36</text:p>
          </table:table-cell>
          <table:table-cell table:formula="of:=[.$B$3]-[.E8]*[.$B$10]+[.$B$2]*LN(1-[.E8]/[.$B$4])" office:value-type="float" office:value="65.2460666813427" calcext:value-type="float">
            <text:p>65.25</text:p>
          </table:table-cell>
          <table:table-cell table:formula="of:=[.E8]*[.F8]" office:value-type="float" office:value="23.2928458052393" calcext:value-type="float">
            <text:p>2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0</text:p>
          </table:table-cell>
          <table:table-cell table:style-name="ce2" table:formula="of:=[.B4]/(EXP([.B3]/[.B8])-1)" office:value-type="float" office:value="0.00643053897844632" calcext:value-type="float">
            <text:p>6.43E-003</text:p>
          </table:table-cell>
          <table:table-cell/>
          <table:table-cell table:formula="of:=[.D8]+1" office:value-type="float" office:value="7" calcext:value-type="float">
            <text:p>7</text:p>
          </table:table-cell>
          <table:table-cell table:formula="of:=[.$B$4]/20*[.D9]" office:value-type="float" office:value="0.4165" calcext:value-type="float">
            <text:p>0.42</text:p>
          </table:table-cell>
          <table:table-cell table:formula="of:=[.$B$3]-[.E9]*[.$B$10]+[.$B$2]*LN(1-[.E9]/[.$B$4])" office:value-type="float" office:value="60.8200299123808" calcext:value-type="float">
            <text:p>60.82</text:p>
          </table:table-cell>
          <table:table-cell table:formula="of:=[.E9]*[.F9]" office:value-type="float" office:value="25.3315424585066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[.$B$5]/[.$B$6]-[.$B$2]/([.$B$4]-[.$B$6])" office:value-type="float" office:value="74.3547892720306" calcext:value-type="float">
            <text:p>74.35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table:formula="of:=[.$B$4]/20*[.D10]" office:value-type="float" office:value="0.476" calcext:value-type="float">
            <text:p>0.48</text:p>
          </table:table-cell>
          <table:table-cell table:formula="of:=[.$B$3]-[.E10]*[.$B$10]+[.$B$2]*LN(1-[.E10]/[.$B$4])" office:value-type="float" office:value="56.3938388402955" calcext:value-type="float">
            <text:p>56.39</text:p>
          </table:table-cell>
          <table:table-cell table:formula="of:=[.E10]*[.F10]" office:value-type="float" office:value="26.8434672879807" calcext:value-type="float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0]+1" office:value-type="float" office:value="9" calcext:value-type="float">
            <text:p>9</text:p>
          </table:table-cell>
          <table:table-cell table:formula="of:=[.$B$4]/20*[.D11]" office:value-type="float" office:value="0.5355" calcext:value-type="float">
            <text:p>0.54</text:p>
          </table:table-cell>
          <table:table-cell table:formula="of:=[.$B$3]-[.E11]*[.$B$10]+[.$B$2]*LN(1-[.E11]/[.$B$4])" office:value-type="float" office:value="51.9674665828079" calcext:value-type="float">
            <text:p>51.97</text:p>
          </table:table-cell>
          <table:table-cell table:formula="of:=[.E11]*[.F11]" office:value-type="float" office:value="27.8285783550937" calcext:value-type="float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8]/0.026" office:value-type="float" office:value="675.610896966583" calcext:value-type="float">
            <text:p>6.76E+002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[.$B$4]/20*[.D12]" office:value-type="float" office:value="0.595" calcext:value-type="float">
            <text:p>0.6</text:p>
          </table:table-cell>
          <table:table-cell table:formula="of:=[.$B$3]-[.E12]*[.$B$10]+[.$B$2]*LN(1-[.E12]/[.$B$4])" office:value-type="float" office:value="47.5408785564472" calcext:value-type="float">
            <text:p>47.54</text:p>
          </table:table-cell>
          <table:table-cell table:formula="of:=[.E12]*[.F12]" office:value-type="float" office:value="28.2868227410861" calcext:value-type="float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2]+1" office:value-type="float" office:value="11" calcext:value-type="float">
            <text:p>11</text:p>
          </table:table-cell>
          <table:table-cell table:formula="of:=[.$B$4]/20*[.D13]" office:value-type="float" office:value="0.6545" calcext:value-type="float">
            <text:p>0.65</text:p>
          </table:table-cell>
          <table:table-cell table:formula="of:=[.$B$3]-[.E13]*[.$B$10]+[.$B$2]*LN(1-[.E13]/[.$B$4])" office:value-type="float" office:value="43.1140292213543" calcext:value-type="float">
            <text:p>43.11</text:p>
          </table:table-cell>
          <table:table-cell table:formula="of:=[.E13]*[.F13]" office:value-type="float" office:value="28.2181321253764" calcext:value-type="float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3]+1" office:value-type="float" office:value="12" calcext:value-type="float">
            <text:p>12</text:p>
          </table:table-cell>
          <table:table-cell table:formula="of:=[.$B$4]/20*[.D14]" office:value-type="float" office:value="0.714" calcext:value-type="float">
            <text:p>0.71</text:p>
          </table:table-cell>
          <table:table-cell table:formula="of:=[.$B$3]-[.E14]*[.$B$10]+[.$B$2]*LN(1-[.E14]/[.$B$4])" office:value-type="float" office:value="38.6868569007414" calcext:value-type="float">
            <text:p>38.69</text:p>
          </table:table-cell>
          <table:table-cell table:formula="of:=[.E14]*[.F14]" office:value-type="float" office:value="27.6224158271294" calcext:value-type="float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4]+1" office:value-type="float" office:value="13" calcext:value-type="float">
            <text:p>13</text:p>
          </table:table-cell>
          <table:table-cell table:formula="of:=[.$B$4]/20*[.D15]" office:value-type="float" office:value="0.7735" calcext:value-type="float">
            <text:p>0.77</text:p>
          </table:table-cell>
          <table:table-cell table:formula="of:=[.$B$3]-[.E15]*[.$B$10]+[.$B$2]*LN(1-[.E15]/[.$B$4])" office:value-type="float" office:value="34.2592751228473" calcext:value-type="float">
            <text:p>34.26</text:p>
          </table:table-cell>
          <table:table-cell table:formula="of:=[.E15]*[.F15]" office:value-type="float" office:value="26.4995493075224" calcext:value-type="float">
            <text:p>26.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5]+1" office:value-type="float" office:value="14" calcext:value-type="float">
            <text:p>14</text:p>
          </table:table-cell>
          <table:table-cell table:formula="of:=[.$B$4]/20*[.D16]" office:value-type="float" office:value="0.833" calcext:value-type="float">
            <text:p>0.83</text:p>
          </table:table-cell>
          <table:table-cell table:formula="of:=[.$B$3]-[.E16]*[.$B$10]+[.$B$2]*LN(1-[.E16]/[.$B$4])" office:value-type="float" office:value="29.831157243486" calcext:value-type="float">
            <text:p>29.83</text:p>
          </table:table-cell>
          <table:table-cell table:formula="of:=[.E16]*[.F16]" office:value-type="float" office:value="24.8493539838238" calcext:value-type="float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6]+1" office:value-type="float" office:value="15" calcext:value-type="float">
            <text:p>15</text:p>
          </table:table-cell>
          <table:table-cell table:formula="of:=[.$B$4]/20*[.D17]" office:value-type="float" office:value="0.8925" calcext:value-type="float">
            <text:p>0.89</text:p>
          </table:table-cell>
          <table:table-cell table:formula="of:=[.$B$3]-[.E17]*[.$B$10]+[.$B$2]*LN(1-[.E17]/[.$B$4])" office:value-type="float" office:value="25.4023069213235" calcext:value-type="float">
            <text:p>25.4</text:p>
          </table:table-cell>
          <table:table-cell table:formula="of:=[.E17]*[.F17]" office:value-type="float" office:value="22.6715589272813" calcext:value-type="float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7]+1" office:value-type="float" office:value="16" calcext:value-type="float">
            <text:p>16</text:p>
          </table:table-cell>
          <table:table-cell table:formula="of:=[.$B$4]/20*[.D18]" office:value-type="float" office:value="0.952" calcext:value-type="float">
            <text:p>0.95</text:p>
          </table:table-cell>
          <table:table-cell table:formula="of:=[.$B$3]-[.E18]*[.$B$10]+[.$B$2]*LN(1-[.E18]/[.$B$4])" office:value-type="float" office:value="20.9723952273035" calcext:value-type="float">
            <text:p>20.97</text:p>
          </table:table-cell>
          <table:table-cell table:formula="of:=[.E18]*[.F18]" office:value-type="float" office:value="19.965720256393" calcext:value-type="float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8]+1" office:value-type="float" office:value="17" calcext:value-type="float">
            <text:p>17</text:p>
          </table:table-cell>
          <table:table-cell table:formula="of:=[.$B$4]/20*[.D19]" office:value-type="float" office:value="1.0115" calcext:value-type="float">
            <text:p>1.01</text:p>
          </table:table-cell>
          <table:table-cell table:formula="of:=[.$B$3]-[.E19]*[.$B$10]+[.$B$2]*LN(1-[.E19]/[.$B$4])" office:value-type="float" office:value="16.540805531734" calcext:value-type="float">
            <text:p>16.54</text:p>
          </table:table-cell>
          <table:table-cell table:formula="of:=[.E19]*[.F19]" office:value-type="float" office:value="16.7310247953489" calcext:value-type="float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9]+1" office:value-type="float" office:value="18" calcext:value-type="float">
            <text:p>18</text:p>
          </table:table-cell>
          <table:table-cell table:formula="of:=[.$B$4]/20*[.D20]" office:value-type="float" office:value="1.071" calcext:value-type="float">
            <text:p>1.07</text:p>
          </table:table-cell>
          <table:table-cell table:formula="of:=[.$B$3]-[.E20]*[.$B$10]+[.$B$2]*LN(1-[.E20]/[.$B$4])" office:value-type="float" office:value="12.1061534772373" calcext:value-type="float">
            <text:p>12.11</text:p>
          </table:table-cell>
          <table:table-cell table:formula="of:=[.E20]*[.F20]" office:value-type="float" office:value="12.9656903741212" calcext:value-type="float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0]+1" office:value-type="float" office:value="19" calcext:value-type="float">
            <text:p>19</text:p>
          </table:table-cell>
          <table:table-cell table:formula="of:=[.$B$4]/20*[.D21]" office:value-type="float" office:value="1.1305" calcext:value-type="float">
            <text:p>1.13</text:p>
          </table:table-cell>
          <table:table-cell table:formula="of:=[.$B$3]-[.E21]*[.$B$10]+[.$B$2]*LN(1-[.E21]/[.$B$4])" office:value-type="float" office:value="7.66402168885695" calcext:value-type="float">
            <text:p>7.66</text:p>
          </table:table-cell>
          <table:table-cell table:formula="of:=[.E21]*[.F21]" office:value-type="float" office:value="8.66417651925278" calcext:value-type="float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1]+0.1" office:value-type="float" office:value="19.1" calcext:value-type="float">
            <text:p>19.1</text:p>
          </table:table-cell>
          <table:table-cell table:formula="of:=[.$B$4]/20*[.D22]" office:value-type="float" office:value="1.13645" calcext:value-type="float">
            <text:p>1.14</text:p>
          </table:table-cell>
          <table:table-cell table:formula="of:=[.$B$3]-[.E22]*[.$B$10]+[.$B$2]*LN(1-[.E22]/[.$B$4])" office:value-type="float" office:value="7.21887131928127" calcext:value-type="float">
            <text:p>7.22</text:p>
          </table:table-cell>
          <table:table-cell table:formula="of:=[.E22]*[.F22]" office:value-type="float" office:value="8.2038863107972" calcext:value-type="float">
            <text:p>8.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2]+0.1" office:value-type="float" office:value="19.2" calcext:value-type="float">
            <text:p>19.2</text:p>
          </table:table-cell>
          <table:table-cell table:formula="of:=[.$B$4]/20*[.D23]" office:value-type="float" office:value="1.1424" calcext:value-type="float">
            <text:p>1.14</text:p>
          </table:table-cell>
          <table:table-cell table:formula="of:=[.$B$3]-[.E23]*[.$B$10]+[.$B$2]*LN(1-[.E23]/[.$B$4])" office:value-type="float" office:value="6.77339796418562" calcext:value-type="float">
            <text:p>6.77</text:p>
          </table:table-cell>
          <table:table-cell table:formula="of:=[.E23]*[.F23]" office:value-type="float" office:value="7.73792983428565" calcext:value-type="float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3]+0.1" office:value-type="float" office:value="19.3" calcext:value-type="float">
            <text:p>19.3</text:p>
          </table:table-cell>
          <table:table-cell table:formula="of:=[.$B$4]/20*[.D24]" office:value-type="float" office:value="1.14835" calcext:value-type="float">
            <text:p>1.15</text:p>
          </table:table-cell>
          <table:table-cell table:formula="of:=[.$B$3]-[.E24]*[.$B$10]+[.$B$2]*LN(1-[.E24]/[.$B$4])" office:value-type="float" office:value="6.32751515180879" calcext:value-type="float">
            <text:p>6.33</text:p>
          </table:table-cell>
          <table:table-cell table:formula="of:=[.E24]*[.F24]" office:value-type="float" office:value="7.26620202457962" calcext:value-type="float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4]+0.1" office:value-type="float" office:value="19.4" calcext:value-type="float">
            <text:p>19.4</text:p>
          </table:table-cell>
          <table:table-cell table:formula="of:=[.$B$4]/20*[.D25]" office:value-type="float" office:value="1.1543" calcext:value-type="float">
            <text:p>1.15</text:p>
          </table:table-cell>
          <table:table-cell table:formula="of:=[.$B$3]-[.E25]*[.$B$10]+[.$B$2]*LN(1-[.E25]/[.$B$4])" office:value-type="float" office:value="5.88109623796468" calcext:value-type="float">
            <text:p>5.88</text:p>
          </table:table-cell>
          <table:table-cell table:formula="of:=[.E25]*[.F25]" office:value-type="float" office:value="6.78854938748263" calcext:value-type="float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5]+0.1" office:value-type="float" office:value="19.5" calcext:value-type="float">
            <text:p>19.5</text:p>
          </table:table-cell>
          <table:table-cell table:formula="of:=[.$B$4]/20*[.D26]" office:value-type="float" office:value="1.16025" calcext:value-type="float">
            <text:p>1.16</text:p>
          </table:table-cell>
          <table:table-cell table:formula="of:=[.$B$3]-[.E26]*[.$B$10]+[.$B$2]*LN(1-[.E26]/[.$B$4])" office:value-type="float" office:value="5.43394488131944" calcext:value-type="float">
            <text:p>5.43</text:p>
          </table:table-cell>
          <table:table-cell table:formula="of:=[.E26]*[.F26]" office:value-type="float" office:value="6.30473454855088" calcext:value-type="float">
            <text:p>6.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6]+0.1" office:value-type="float" office:value="19.6" calcext:value-type="float">
            <text:p>19.6</text:p>
          </table:table-cell>
          <table:table-cell table:formula="of:=[.$B$4]/20*[.D27]" office:value-type="float" office:value="1.1662" calcext:value-type="float">
            <text:p>1.17</text:p>
          </table:table-cell>
          <table:table-cell table:formula="of:=[.$B$3]-[.E27]*[.$B$10]+[.$B$2]*LN(1-[.E27]/[.$B$4])" office:value-type="float" office:value="4.9857321528167" calcext:value-type="float">
            <text:p>4.99</text:p>
          </table:table-cell>
          <table:table-cell table:formula="of:=[.E27]*[.F27]" office:value-type="float" office:value="5.81436083661483" calcext:value-type="float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7]+0.1" office:value-type="float" office:value="19.7" calcext:value-type="float">
            <text:p>19.7</text:p>
          </table:table-cell>
          <table:table-cell table:formula="of:=[.$B$4]/20*[.D28]" office:value-type="float" office:value="1.17215" calcext:value-type="float">
            <text:p>1.17</text:p>
          </table:table-cell>
          <table:table-cell table:formula="of:=[.$B$3]-[.E28]*[.$B$10]+[.$B$2]*LN(1-[.E28]/[.$B$4])" office:value-type="float" office:value="4.53584142276436" calcext:value-type="float">
            <text:p>4.54</text:p>
          </table:table-cell>
          <table:table-cell table:formula="of:=[.E28]*[.F28]" office:value-type="float" office:value="5.31668652369325" calcext:value-type="float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8]+0.1" office:value-type="float" office:value="19.8" calcext:value-type="float">
            <text:p>19.8</text:p>
          </table:table-cell>
          <table:table-cell table:formula="of:=[.$B$4]/20*[.D29]" office:value-type="float" office:value="1.1781" calcext:value-type="float">
            <text:p>1.18</text:p>
          </table:table-cell>
          <table:table-cell table:formula="of:=[.$B$3]-[.E29]*[.$B$10]+[.$B$2]*LN(1-[.E29]/[.$B$4])" office:value-type="float" office:value="4.08288833378496" calcext:value-type="float">
            <text:p>4.08</text:p>
          </table:table-cell>
          <table:table-cell table:formula="of:=[.E29]*[.F29]" office:value-type="float" office:value="4.81005074603206" calcext:value-type="float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9]+0.1" office:value-type="float" office:value="19.9" calcext:value-type="float">
            <text:p>19.9</text:p>
          </table:table-cell>
          <table:table-cell table:formula="of:=[.$B$4]/20*[.D30]" office:value-type="float" office:value="1.18405" calcext:value-type="float">
            <text:p>1.18</text:p>
          </table:table-cell>
          <table:table-cell table:formula="of:=[.$B$3]-[.E30]*[.$B$10]+[.$B$2]*LN(1-[.E30]/[.$B$4])" office:value-type="float" office:value="3.62245551092181" calcext:value-type="float">
            <text:p>3.62</text:p>
          </table:table-cell>
          <table:table-cell table:formula="of:=[.E30]*[.F30]" office:value-type="float" office:value="4.28916844770697" calcext:value-type="float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9:31:06.352503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7-26T18:39:30</meta:creation-date>
    <dc:date>2015-06-21T09:33:14.129105460</dc:date>
    <dc:language>en-US</dc:language>
    <meta:editing-cycles>16</meta:editing-cycles>
    <meta:editing-duration>PT1H43M26S</meta:editing-duration>
    <meta:document-statistic meta:table-count="3" meta:cell-count="29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172cm" svg:height="18.062cm" xlink:href=".." xlink:type="simple" chart:class="chart:scatter" chart:style-name="ch1">
        <chart:plot-area chart:style-name="ch2" table:cell-range-address="Sheet1.E5:Sheet1.G33" svg:x="0.461cm" svg:y="0.359cm" svg:width="22.244cm" svg:height="17.336cm">
          <chartooo:coordinate-region svg:x="1.188cm" svg:y="0.532cm" svg:width="21.317cm" svg:height="16.5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5:Sheet1.F33" chart:class="chart:scatter">
            <chart:domain table:cell-range-address="Sheet1.E5:Sheet1.E33"/>
            <chart:data-point chart:repeated="29"/>
          </chart:series>
          <chart:series chart:style-name="ch6" chart:values-cell-range-address="Sheet1.G5:Sheet1.G33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5:Sheet1.E33</svg:desc>
                </draw:g>
              </table:table-cell>
              <table:table-cell office:value-type="float" office:value="91.8">
                <text:p>91.8</text:p>
                <draw:g>
                  <svg:desc>Sheet1.F5:Sheet1.F33</svg:desc>
                </draw:g>
              </table:table-cell>
              <table:table-cell office:value-type="float" office:value="0">
                <text:p>0</text:p>
                <draw:g>
                  <svg:desc>Sheet1.G5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5">
                <text:p>0.0595</text:p>
              </table:table-cell>
              <table:table-cell office:value-type="float" office:value="90.8989879756319">
                <text:p>90.8989879756319</text:p>
              </table:table-cell>
              <table:table-cell office:value-type="float" office:value="5.4084897845501">
                <text:p>5.40848978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">
                <text:p>0.119</text:p>
              </table:table-cell>
              <table:table-cell office:value-type="float" office:value="89.9492494753004">
                <text:p>89.9492494753004</text:p>
              </table:table-cell>
              <table:table-cell office:value-type="float" office:value="10.7039606875607">
                <text:p>10.7039606875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5">
                <text:p>0.1785</text:p>
              </table:table-cell>
              <table:table-cell office:value-type="float" office:value="88.9452114469669">
                <text:p>88.9452114469669</text:p>
              </table:table-cell>
              <table:table-cell office:value-type="float" office:value="15.8767202432836">
                <text:p>15.876720243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87.8802864137517">
                <text:p>87.8802864137517</text:p>
              </table:table-cell>
              <table:table-cell office:value-type="float" office:value="20.9155081664729">
                <text:p>20.9155081664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75">
                <text:p>0.2975</text:p>
              </table:table-cell>
              <table:table-cell office:value-type="float" office:value="86.7466102817308">
                <text:p>86.7466102817308</text:p>
              </table:table-cell>
              <table:table-cell office:value-type="float" office:value="25.8071165588149">
                <text:p>25.8071165588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7">
                <text:p>0.357</text:p>
              </table:table-cell>
              <table:table-cell office:value-type="float" office:value="85.5346895512012">
                <text:p>85.5346895512012</text:p>
              </table:table-cell>
              <table:table-cell office:value-type="float" office:value="30.5358841697788">
                <text:p>30.5358841697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65">
                <text:p>0.4165</text:p>
              </table:table-cell>
              <table:table-cell office:value-type="float" office:value="84.2329175591833">
                <text:p>84.2329175591833</text:p>
              </table:table-cell>
              <table:table-cell office:value-type="float" office:value="35.0830101633998">
                <text:p>35.0830101633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6">
                <text:p>0.476</text:p>
              </table:table-cell>
              <table:table-cell office:value-type="float" office:value="82.8268966954825">
                <text:p>82.8268966954825</text:p>
              </table:table-cell>
              <table:table-cell office:value-type="float" office:value="39.4256028270497">
                <text:p>39.4256028270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5">
                <text:p>0.5355</text:p>
              </table:table-cell>
              <table:table-cell office:value-type="float" office:value="81.2984649996718">
                <text:p>81.2984649996718</text:p>
              </table:table-cell>
              <table:table-cell office:value-type="float" office:value="43.5353280073242">
                <text:p>43.535328007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79.6242575019129">
                <text:p>79.6242575019129</text:p>
              </table:table-cell>
              <table:table-cell office:value-type="float" office:value="47.3764332136382">
                <text:p>47.3764332136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45">
                <text:p>0.6545</text:p>
              </table:table-cell>
              <table:table-cell office:value-type="float" office:value="77.7735069772133">
                <text:p>77.7735069772133</text:p>
              </table:table-cell>
              <table:table-cell office:value-type="float" office:value="50.9027603165861">
                <text:p>50.9027603165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4">
                <text:p>0.714</text:p>
              </table:table-cell>
              <table:table-cell office:value-type="float" office:value="75.7045439156647">
                <text:p>75.7045439156647</text:p>
              </table:table-cell>
              <table:table-cell office:value-type="float" office:value="54.0530443557846">
                <text:p>54.0530443557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35">
                <text:p>0.7735</text:p>
              </table:table-cell>
              <table:table-cell office:value-type="float" office:value="73.3589470531142">
                <text:p>73.3589470531142</text:p>
              </table:table-cell>
              <table:table-cell office:value-type="float" office:value="56.7431455455838">
                <text:p>56.7431455455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3">
                <text:p>0.833</text:p>
              </table:table-cell>
              <table:table-cell office:value-type="float" office:value="70.6511541973955">
                <text:p>70.6511541973955</text:p>
              </table:table-cell>
              <table:table-cell office:value-type="float" office:value="58.8524114464304">
                <text:p>58.8524114464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25">
                <text:p>0.8925</text:p>
              </table:table-cell>
              <table:table-cell office:value-type="float" office:value="67.4485150038259">
                <text:p>67.4485150038259</text:p>
              </table:table-cell>
              <table:table-cell office:value-type="float" office:value="60.1977996409146">
                <text:p>60.1977996409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2">
                <text:p>0.952</text:p>
              </table:table-cell>
              <table:table-cell office:value-type="float" office:value="63.5288014175776">
                <text:p>63.5288014175776</text:p>
              </table:table-cell>
              <table:table-cell office:value-type="float" office:value="60.4794189495339">
                <text:p>60.4794189495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5">
                <text:p>1.0115</text:p>
              </table:table-cell>
              <table:table-cell office:value-type="float" office:value="58.4754116993084">
                <text:p>58.4754116993084</text:p>
              </table:table-cell>
              <table:table-cell office:value-type="float" office:value="59.1478789338505">
                <text:p>59.1478789338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1">
                <text:p>1.071</text:p>
              </table:table-cell>
              <table:table-cell office:value-type="float" office:value="51.3530589194906">
                <text:p>51.3530589194906</text:p>
              </table:table-cell>
              <table:table-cell office:value-type="float" office:value="54.9991261027744">
                <text:p>54.9991261027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05">
                <text:p>1.1305</text:p>
              </table:table-cell>
              <table:table-cell office:value-type="float" office:value="39.1773164214035">
                <text:p>39.1773164214035</text:p>
              </table:table-cell>
              <table:table-cell office:value-type="float" office:value="44.2899562143966">
                <text:p>44.2899562143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645">
                <text:p>1.13645</text:p>
              </table:table-cell>
              <table:table-cell office:value-type="float" office:value="37.3265658967039">
                <text:p>37.3265658967039</text:p>
              </table:table-cell>
              <table:table-cell office:value-type="float" office:value="42.4197758133092">
                <text:p>42.4197758133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4">
                <text:p>1.1424</text:p>
              </table:table-cell>
              <table:table-cell office:value-type="float" office:value="35.2576028351552">
                <text:p>35.2576028351552</text:p>
              </table:table-cell>
              <table:table-cell office:value-type="float" office:value="40.2782854788813">
                <text:p>40.2782854788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835">
                <text:p>1.14835</text:p>
              </table:table-cell>
              <table:table-cell office:value-type="float" office:value="32.9120059726046">
                <text:p>32.9120059726046</text:p>
              </table:table-cell>
              <table:table-cell office:value-type="float" office:value="37.7945020586405">
                <text:p>37.7945020586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43">
                <text:p>1.1543</text:p>
              </table:table-cell>
              <table:table-cell office:value-type="float" office:value="30.2042131168859">
                <text:p>30.2042131168859</text:p>
              </table:table-cell>
              <table:table-cell office:value-type="float" office:value="34.8647232008214">
                <text:p>34.8647232008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025">
                <text:p>1.16025</text:p>
              </table:table-cell>
              <table:table-cell office:value-type="float" office:value="27.0015739233161">
                <text:p>27.0015739233161</text:p>
              </table:table-cell>
              <table:table-cell office:value-type="float" office:value="31.3285761445276">
                <text:p>31.3285761445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62">
                <text:p>1.1662</text:p>
              </table:table-cell>
              <table:table-cell office:value-type="float" office:value="23.0818603370679">
                <text:p>23.0818603370679</text:p>
              </table:table-cell>
              <table:table-cell office:value-type="float" office:value="26.9180655250886">
                <text:p>26.9180655250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7215">
                <text:p>1.17215</text:p>
              </table:table-cell>
              <table:table-cell office:value-type="float" office:value="18.0284706187985">
                <text:p>18.0284706187985</text:p>
              </table:table-cell>
              <table:table-cell office:value-type="float" office:value="21.1320718358246">
                <text:p>21.1320718358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81">
                <text:p>1.1781</text:p>
              </table:table-cell>
              <table:table-cell office:value-type="float" office:value="10.9061178389802">
                <text:p>10.9061178389802</text:p>
              </table:table-cell>
              <table:table-cell office:value-type="float" office:value="12.8484974261025">
                <text:p>12.8484974261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